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Ubuntu" svg:font-family="Ubuntu"/>
    <style:font-face style:name="Ubuntu1" svg:font-family="Ubuntu" style:font-adornments="Gras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3.81cm" fo:margin-right="0cm" fo:line-height="115%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</style:style>
    <style:style style:name="P5" style:family="paragraph" style:parent-style-name="Standard">
      <style:paragraph-properties fo:line-height="115%" style:writing-mode="lr-tb"/>
    </style:style>
    <style:style style:name="P6" style:family="paragraph" style:parent-style-name="Standard">
      <style:paragraph-properties fo:line-height="115%" fo:break-before="auto" fo:break-after="auto" style:writing-mode="lr-tb"/>
    </style:style>
    <style:style style:name="P7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1.27cm" fo:margin-right="0cm" fo:line-height="115%" fo:text-indent="0cm" style:auto-text-indent="false" style:writing-mode="lr-tb"/>
    </style:style>
    <style:style style:name="P9" style:family="paragraph" style:parent-style-name="Standard">
      <style:paragraph-properties fo:margin-left="2.54cm" fo:margin-right="0cm" fo:line-height="115%" fo:text-indent="0cm" style:auto-text-indent="false" style:writing-mode="lr-tb"/>
    </style:style>
    <style:style style:name="P10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</style:style>
    <style:style style:name="P11" style:family="paragraph" style:parent-style-name="Heading_20_3" style:master-page-name="Standard">
      <style:paragraph-properties style:page-number="auto"/>
    </style:style>
    <style:style style:name="T1" style:family="text">
      <style:text-properties officeooo:rsid="000acb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. Description de la fonctionnalité ; qu’apporte-t-elle au site ?</text:p>
      <text:p text:style-name="P2"/>
      <text:p text:style-name="P8">- Page d’inscription:</text:p>
      <text:p text:style-name="P2"><text:tab/>- Enregistrement des données personnelles</text:p>
      <text:p text:style-name="P3">- Pseudo *</text:p>
      <text:p text:style-name="P3">- Nom &amp; prénom *</text:p>
      <text:p text:style-name="P3">- E-mail *</text:p>
      <text:p text:style-name="P3">- Mot de passe *</text:p>
      <text:p text:style-name="P2"><text:tab/>- Enregistrement des coordonnées</text:p>
      <text:p text:style-name="P2"><text:tab/><text:tab/>- Adresse de facturation</text:p>
      <text:p text:style-name="P2"><text:tab/><text:tab/>- Adresse de livraison</text:p>
      <text:p text:style-name="P2"><text:tab/><text:tab/>- Téléphone mobile et/ou fixe</text:p>
      <text:p text:style-name="P2"><text:tab/>- Enregistrement des informations de paiement</text:p>
      <text:p text:style-name="P2"><text:tab/><text:tab/>- Moyen de paiement (Visa, Paypal, etc…)</text:p>
      <text:p text:style-name="P2"><text:tab/><text:tab/>- Numero de carte bancaire (si paiement par carte)</text:p>
      <text:p text:style-name="P2"><text:tab/><text:tab/>- Date d’expiration (idem)</text:p>
      <text:p text:style-name="P2">- Page du profil:</text:p>
      <text:p text:style-name="P4">- Rappel des informations importantes</text:p>
      <text:p text:style-name="P3">- Pseudo</text:p>
      <text:p text:style-name="P3">- Nom &amp; prénom</text:p>
      <text:p text:style-name="P3">- E-mail</text:p>
      <text:p text:style-name="P3">- Affichage de l’avatar (avec Gravatar)</text:p>
      <text:p text:style-name="P4">- Historique des participations</text:p>
      <text:p text:style-name="P4">- Statistiques de l’utilisateur (Héloïse et Laurence)</text:p>
      <text:p text:style-name="P9">- <text:span text:style-name="T1">[Badges]</text:span></text:p>
      <text:p text:style-name="P2">- Page d’affichage et de modification des informations de l’utilisateur:</text:p>
      <text:p text:style-name="P2"><text:tab/>- Réinitialisation du mot de passe</text:p>
      <text:p text:style-name="P2"><text:tab/>- Affichage / Modification des données personnelles et des coordonées</text:p>
      <text:p text:style-name="P1"><text:tab/><text:tab/> <text:s/></text:p>
      <text:p text:style-name="P1"/>
      <text:p text:style-name="Heading_20_3">2. Description de la mise en place ; comment s’en sert-on ?</text:p>
      <text:p text:style-name="P2"/>
      <text:p text:style-name="P8">Un lien en haut de page permettra à un nouvel utilisateur de s’inscrire ou bien de se logger à son compte. Contrairement aux données personnelles les coordonnées ainsi que les informations de paiement pourront être <text:soft-page-break/>renseignées plus tard lors d’une transaction si l’utilisateur ne désire pas les enregistrer immédiatement.</text:p>
      <text:p text:style-name="P1"/>
      <text:p text:style-name="Heading_20_3">3. Présentation des différents écrans à créer, appuyée de wireframes</text:p>
      <text:p text:style-name="P1"/>
      <text:p text:style-name="P5"/>
      <text:p text:style-name="P5"/>
      <text:p text:style-name="Heading_20_3">4. Présentation de la base de données (MLD), intégrant votre fonctionnalité</text:p>
      <text:p text:style-name="P1"/>
      <text:p text:style-name="Heading_20_3">5. Présentation des classes métiers, nécessaires à votre fonctionnalité</text:p>
      <text:p text:style-name="P2"/>
      <text:p text:style-name="P2">Utilisateur</text:p>
      <text:p text:style-name="P1"/>
      <text:p text:style-name="Heading_20_3">6. Présentation de la manière dont votre fonctionnalité cohabite avec les autres modules du s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rebuchet MS" svg:font-family="'Trebuchet MS'"/>
    <style:font-face style:name="Ubuntu" svg:font-family="Ubuntu"/>
    <style:font-face style:name="Ubuntu1" svg:font-family="Ubuntu" style:font-adornments="Gras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Ubuntu" fo:font-family="Ubuntu" fo:font-size="13pt" fo:font-style="normal" style:text-underline-style="none" fo:font-weight="normal" style:font-name-asian="Ubuntu" style:font-family-asian="Ubuntu" style:font-size-asian="11pt" style:font-style-asian="normal" style:font-weight-asian="normal" style:font-name-complex="Ubuntu" style:font-family-complex="Ubuntu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Ubuntu1" fo:font-family="Ubuntu" style:font-style-name="Gras" style:font-pitch="variable" fo:font-size="13pt" fo:font-weight="normal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Etienne G</dc:creator>
    <meta:editing-cycles>3</meta:editing-cycles>
    <dc:date>2014-02-17T10:44:39.460432474</dc:date>
    <meta:editing-duration>PT18M16S</meta:editing-duration>
    <meta:document-statistic meta:table-count="0" meta:image-count="0" meta:object-count="0" meta:page-count="2" meta:paragraph-count="35" meta:word-count="246" meta:character-count="1561" meta:non-whitespace-character-count="1328"/>
  </office:meta>
</office:document-meta>
</file>